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1.43cm" svg:x="0.635cm" svg:y="4.329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 (DVBDaemon, PulseAudio &amp; ABC's iView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</text:p>
          </draw:text-box>
        </draw:frame>
        <draw:frame presentation:style-name="pr17" draw:text-style-name="P10" draw:layer="layout" svg:width="24.369cm" svg:height="12.468cm" svg:x="1.031cm" svg:y="4.042cm">
          <draw:text-box>
            <text:list text:style-name="L4">
              <text:list-item>
                <text:list>
                  <text:list-item>
                    <text:p text:style-name="P7"><text:span text:style-name="T5">My empoloyer/manager</text:span></text:p>
                  </text:list-item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  <text:list-item>
                    <text:p text:style-name="P7"><text:span text:style-name="T5">Jürg Bille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Last slide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6T20:06:54</dc:date>
    <meta:print-date>1998-09-04T10:04:32</meta:print-date>
    <meta:editing-cycles>216</meta:editing-cycles>
    <meta:editing-duration>PT31H28M44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